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0100"/>
    </style:style>
    <style:style style:name="P2" style:family="paragraph" style:parent-style-name="Standard">
      <style:text-properties officeooo:rsid="00029390" officeooo:paragraph-rsid="00029390"/>
    </style:style>
    <style:style style:name="P3" style:family="paragraph" style:parent-style-name="Standard">
      <style:text-properties officeooo:rsid="00080b06" officeooo:paragraph-rsid="00080b06"/>
    </style:style>
    <style:style style:name="P4" style:family="paragraph" style:parent-style-name="Standard">
      <style:text-properties officeooo:paragraph-rsid="00020100"/>
    </style:style>
    <style:style style:name="P5" style:family="paragraph" style:parent-style-name="Standard">
      <style:text-properties officeooo:rsid="00029390" officeooo:paragraph-rsid="000c1b2c"/>
    </style:style>
    <style:style style:name="P6" style:family="paragraph" style:parent-style-name="Standard">
      <style:text-properties officeooo:rsid="000c1b2c" officeooo:paragraph-rsid="000c1b2c"/>
    </style:style>
    <style:style style:name="P7" style:family="paragraph" style:parent-style-name="Standard">
      <style:text-properties officeooo:rsid="00080b06" officeooo:paragraph-rsid="000c1b2c"/>
    </style:style>
    <style:style style:name="T1" style:family="text">
      <style:text-properties officeooo:rsid="00020100"/>
    </style:style>
    <style:style style:name="T2" style:family="text">
      <style:text-properties officeooo:rsid="0005c953"/>
    </style:style>
    <style:style style:name="T3" style:family="text">
      <style:text-properties officeooo:rsid="0009213a"/>
    </style:style>
    <style:style style:name="T4" style:family="text">
      <style:text-properties officeooo:rsid="000a3cf2"/>
    </style:style>
    <style:style style:name="T5" style:family="text">
      <style:text-properties officeooo:rsid="000c1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lam kelas ini saya ingin berbagi dengan Anda, 7 langkah spesifik yang dapat </text:span><text:span text:style-name="T3">langsung Anda praktekkan untuk menjadi lebih produktif.</text:span></text:p>
      <text:p text:style-name="P1"/>
      <text:p text:style-name="P2"><text:span text:style-name="T3">Kami</text:span> akan berbagi dengan <text:span text:style-name="T3">A</text:span>nda, bagaimana <text:span text:style-name="T4">cara </text:span>mengatur hari anda untuk <text:span text:style-name="T5">dapat memaksimalkan</text:span> produktivitas <text:span text:style-name="T5">kerja anda.</text:span></text:p>
      <text:p text:style-name="P2"/>
      <text:p text:style-name="P5"><text:span text:style-name="T5">Kami </text:span>akan menunjukkan kepada anda <text:span text:style-name="T5">perangkap terbesar dari </text:span>manajemen waktu <text:span text:style-name="T5">yang harus anda hindari. </text:span></text:p>
      <text:p text:style-name="P5"/>
      <text:p text:style-name="P6">Kemudian membahas apa yang harus dikerjakan sebagai prioritas dan kapan pekerjaan itu harus selesai.</text:p>
      <text:p text:style-name="P6"/>
      <text:p text:style-name="P7"><text:span text:style-name="T5">M</text:span>ungkin <text:span text:style-name="T5">sekian pengantar dari kami.. kami harap dapat berjumpa dengan anda dalam kelas ini..</text:span></text:p>
      <text:p text:style-name="P7"/>
      <text:p text:style-name="P3">terimakasih telah menonton dan sampai jump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2:47:33.742246095</meta:creation-date>
    <meta:generator>LibreOffice/7.2.5.2$Linux_X86_64 LibreOffice_project/20$Build-2</meta:generator>
    <dc:date>2022-02-02T16:36:44.720638779</dc:date>
    <meta:editing-duration>PT17M7S</meta:editing-duration>
    <meta:editing-cycles>11</meta:editing-cycles>
    <meta:document-statistic meta:table-count="0" meta:image-count="0" meta:object-count="0" meta:page-count="1" meta:paragraph-count="6" meta:word-count="84" meta:character-count="583" meta:non-whitespace-character-count="504"/>
  </office:meta>
</office:document-meta>
</file>